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6pt" fo:font-weight="bold" officeooo:paragraph-rsid="00193c86"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Arial1" fo:font-size="16pt" fo:font-weight="bold" officeooo:rsid="00193c86" officeooo:paragraph-rsid="00193c86" style:font-size-asian="14pt" style:font-weight-asian="bold" style:font-size-complex="16pt" style:font-weight-complex="bold"/>
    </style:style>
    <style:style style:name="P3" style:family="paragraph" style:parent-style-name="Standard">
      <style:paragraph-properties fo:text-align="justify" style:justify-single-word="false"/>
      <style:text-properties style:font-name="Arial1" fo:font-size="16pt" fo:font-weight="normal" officeooo:rsid="00193c86" officeooo:paragraph-rsid="00193c86"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style:font-name="Arial1" fo:font-size="16pt" fo:font-weight="normal" officeooo:rsid="00193c86" officeooo:paragraph-rsid="00193c86"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Arial1" fo:font-size="12pt" fo:font-weight="bold" officeooo:paragraph-rsid="00193c86"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rial1" fo:font-size="12pt" fo:font-weight="normal" officeooo:rsid="00193c86" officeooo:paragraph-rsid="00193c8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1" fo:font-size="12pt" fo:font-weight="normal" officeooo:rsid="00193c86" officeooo:paragraph-rsid="00193c8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1" fo:font-size="12pt" fo:font-weight="normal" officeooo:rsid="00193c86" officeooo:paragraph-rsid="001bd83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1" fo:font-size="12pt" fo:font-weight="normal" officeooo:rsid="00193c86" officeooo:paragraph-rsid="001b25c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1" fo:font-size="12pt" fo:font-weight="normal" officeooo:rsid="001bd83d" officeooo:paragraph-rsid="001bd83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1"/>
    </style:style>
    <style:style style:name="P12" style:family="paragraph" style:parent-style-name="Standard">
      <style:paragraph-properties fo:text-align="justify" style:justify-single-word="false"/>
      <style:text-properties style:font-name="Arial1" officeooo:rsid="00193c86" officeooo:paragraph-rsid="00193c86"/>
    </style:style>
    <style:style style:name="P13" style:family="paragraph" style:parent-style-name="Standard">
      <style:paragraph-properties fo:text-align="justify" style:justify-single-word="false"/>
      <style:text-properties officeooo:rsid="00193c86" officeooo:paragraph-rsid="00193c86"/>
    </style:style>
    <style:style style:name="P14" style:family="paragraph" style:parent-style-name="Standard">
      <style:paragraph-properties fo:text-align="start" style:justify-single-word="false"/>
      <style:text-properties fo:color="#000000" loext:opacity="100%" style:font-name="Arial1" fo:font-size="11pt" fo:font-weight="bold" style:font-size-asian="11pt" style:font-weight-asian="bold"/>
    </style:style>
    <style:style style:name="P15" style:family="paragraph" style:parent-style-name="Standard">
      <style:paragraph-properties fo:text-align="start" style:justify-single-word="false"/>
      <style:text-properties fo:color="#000000" loext:opacity="100%" style:font-name="Arial1" fo:font-size="11pt" style:font-size-asian="11pt"/>
    </style:style>
    <style:style style:name="T1" style:family="text">
      <style:text-properties officeooo:rsid="00193c86"/>
    </style:style>
    <style:style style:name="T2" style:family="text">
      <style:text-properties fo:font-weight="normal" style:font-weight-asian="normal" style:font-weight-complex="normal"/>
    </style:style>
    <style:style style:name="T3" style:family="text">
      <style:text-properties fo:font-weight="normal" officeooo:rsid="00193c86" style:font-weight-asian="normal"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b25cb" style:font-size-asian="10.5pt" style:font-weight-asian="normal" style:font-size-complex="12pt" style:font-weight-complex="normal"/>
    </style:style>
    <style:style style:name="T6" style:family="text">
      <style:text-properties fo:font-size="12pt" fo:font-weight="normal" officeooo:rsid="001bd83d" style:font-size-asian="10.5pt" style:font-weight-asian="normal" style:font-size-complex="12pt" style:font-weight-complex="normal"/>
    </style:style>
    <style:style style:name="T7" style:family="text">
      <style:text-properties style:font-name="Arial1"/>
    </style:style>
    <style:style style:name="T8" style:family="text">
      <style:text-properties style:font-name="Arial1" fo:font-size="12pt" fo:font-weight="normal" style:font-size-asian="10.5pt" style:font-weight-asian="normal" style:font-size-complex="12pt" style:font-weight-complex="normal"/>
    </style:style>
    <style:style style:name="T9" style:family="text">
      <style:text-properties style:font-name="Arial1" fo:font-size="12pt" fo:font-weight="normal" officeooo:rsid="001b25cb" style:font-size-asian="10.5pt" style:font-weight-asian="normal" style:font-size-complex="12pt" style:font-weight-complex="normal"/>
    </style:style>
    <style:style style:name="T10" style:family="text">
      <style:text-properties style:font-name="Arial1" fo:font-size="12pt" fo:font-weight="normal" officeooo:rsid="001bd83d" style:font-size-asian="10.5pt" style:font-weight-asian="normal" style:font-size-complex="12pt" style:font-weight-complex="normal"/>
    </style:style>
    <style:style style:name="T11" style:family="text">
      <style:text-properties style:font-name="Arial1" officeooo:rsid="001b25cb"/>
    </style:style>
    <style:style style:name="T12" style:family="text">
      <style:text-properties officeooo:rsid="001b25cb"/>
    </style:style>
    <style:style style:name="T13" style:family="text">
      <style:text-properties fo:color="#000000" loext:opacity="100%" fo:font-size="11pt" style:font-size-asian="11pt"/>
    </style:style>
    <style:style style:name="T14" style:family="text">
      <style:text-properties fo:color="#000000" loext:opacity="100%" fo:font-size="11pt" officeooo:rsid="001bd83d" style:font-size-asian="11pt"/>
    </style:style>
    <style:style style:name="T15" style:family="text">
      <style:text-properties fo:color="#1155cd" loext:opacity="100%" fo:font-size="11pt" style:font-size-asian="11pt"/>
    </style:style>
    <style:style style:name="T16" style:family="text">
      <style:text-properties officeooo:rsid="001bd83d"/>
    </style:style>
    <style:style style:name="T17" style:family="text">
      <style:text-properties officeooo:rsid="001be1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 Sprint <text:span text:style-name="T12">2</text:span> – Processo Seletivo de Engenheiro de Testes de Software</text:p>
      <text:p text:style-name="P1"/>
      <text:p text:style-name="P5"><text:span text:style-name="T1">Nome: </text:span><text:span text:style-name="T3">Vitor Tavares Gonçalves</text:span></text:p>
      <text:p text:style-name="P5"><text:span text:style-name="T1">Matrícula:</text:span> <text:span text:style-name="T3">18.2.1198</text:span></text:p>
      <text:p text:style-name="P6"/>
      <text:p text:style-name="P3">1. Introdução:</text:p>
      <text:p text:style-name="P2"><text:span text:style-name="T2"><text:tab/></text:span><text:span text:style-name="T4">O propósito da </text:span><text:span text:style-name="T5">segunda</text:span><text:span text:style-name="T4"> Spirnt era aprender o funcionamento d</text:span><text:span text:style-name="T5">os métodos usados por um Quality Assurance, pude também aprender sobre os tipos de testes e como eles são realizados</text:span><text:span text:style-name="T4">. Para isso realizei </text:span><text:span text:style-name="T6">as</text:span><text:span text:style-name="T4"> propost</text:span><text:span text:style-name="T6">a</text:span><text:span text:style-name="T4">s p</text:span><text:span text:style-name="T6">ara</text:span><text:span text:style-name="T4"> Sprint.</text:span></text:p>
      <text:p text:style-name="P7"/>
      <text:p text:style-name="P14">Conceitos básicos: Qualidade de Software + Testes Unitários e Funcionais</text:p>
      <text:p text:style-name="P11"><text:span text:style-name="T13">● Introdução ao desenvolvimento de cenários de </text:span><text:span text:style-name="T14">t</text:span><text:span text:style-name="T13">este e histórias.</text:span></text:p>
      <text:p text:style-name="P15">● Curso: Automação de Testes com Selenium WebDriver em Java</text:p>
      <text:p text:style-name="P11"><text:span text:style-name="T13">● Curso: </text:span><text:span text:style-name="T15">Testes Automáticos + Curso COMPLETO de Teste de Software </text:span><text:span text:style-name="T13">(5hr)</text:span></text:p>
      <text:p text:style-name="P11"><text:span text:style-name="T13">● Artigo: </text:span><text:span text:style-name="T15">Tipos de testes: quais os principais e por que utilizá-los?</text:span></text:p>
      <text:p text:style-name="P11"><text:span text:style-name="T13">● Artigo: </text:span><text:span text:style-name="T15">Por que e o que é possível testar?</text:span></text:p>
      <text:p text:style-name="P9"><text:span text:style-name="T13">● Artigo: </text:span><text:span text:style-name="T15">Introdução aos Testes de Software</text:span></text:p>
      <text:p text:style-name="P7"/>
      <text:p text:style-name="P7">A execução da Sprint foi realizada do dia 0<text:span text:style-name="T17">2</text:span>/0<text:span text:style-name="T17">5</text:span> (<text:span text:style-name="T17">terça</text:span>) ao dia <text:span text:style-name="T17">07</text:span>/0<text:span text:style-name="T17">5</text:span> (<text:span text:style-name="T12">domingo</text:span>). </text:p>
      <text:p text:style-name="P4"/>
      <text:p text:style-name="P4"/>
      <text:p text:style-name="P4">2. Desenvolvimento:</text:p>
      <text:p text:style-name="P4"/>
      <text:p text:style-name="P8">2.1 <text:span text:style-name="T16">I</text:span><text:span text:style-name="T13">ntrodução ao desenvolvimento de cenários de </text:span><text:span text:style-name="T14">t</text:span><text:span text:style-name="T13">este e histórias.</text:span>:</text:p>
      <text:p text:style-name="P7"><text:tab/><text:span text:style-name="T16">Não tinha link então fiz buscar por conta própria, encontrei muita coisa relacionado a testes e cenários de testes também, pude aprender sobre modelos BDD e TDD para criação e desenvolvimento com metodologias ágeis, buscando criar uma documentação com cenários testes para o desenvolvimento do time</text:span><text:span text:style-name="T12">. </text:span><text:span text:style-name="T16">Achei muito bacana todo conteúdo que encontrei relacionado ao assunto e também deixou uma visão mais clara sobre as relações do QA com os outros times de desenvolvimento.</text:span></text:p>
      <text:p text:style-name="P7"/>
      <text:p text:style-name="P8">2.2 <text:span text:style-name="T13">Curso: Automação de Testes com Selenium WebDriver em Java</text:span></text:p>
      <text:p text:style-name="P7"><text:tab/><text:span text:style-name="T16">Também não tinha link e como o item anterior então fiz uma busca sobre Selenium WebDriver em Java, consegui entender todos os conceitos, más na prática não consegui executar muito bem, acredito que por que estou tentando usar no VSCode. É uma ferramenta para automatizar os testes de forma que faça comunicação entre as plataformas de forma o JS com outros de drivers e também navegação web de forma que faça um script para automatizar e realizar testes mais robustos.</text:span></text:p>
      <text:p text:style-name="P7"/>
      <text:p text:style-name="P10"/>
      <text:p text:style-name="P10"/>
      <text:p text:style-name="P10"/>
      <text:p text:style-name="P10"/>
      <text:p text:style-name="P10"/>
      <text:p text:style-name="P10"/>
      <text:p text:style-name="P10">2.3 <text:span text:style-name="T13">Curso: </text:span><text:span text:style-name="T15">Testes Automáticos + Curso COMPLETO de Teste de Software </text:span><text:span text:style-name="T13">(5hr)</text:span></text:p>
      <text:p text:style-name="P7"><text:tab/><text:span text:style-name="T16">Achei os cursos interessantes, acompanhei os exercícios e coloquei no repositório do GitHub (</text:span><text:a xlink:type="simple" xlink:href="https://github.com/VitorTG/CursoTestesAuto" text:style-name="Internet_20_link" text:visited-style-name="Visited_20_Internet_20_Link"><text:span text:style-name="T16">https://github.com/VitorTG/CursoTestesAuto</text:span></text:a><text:span text:style-name="T16">). Pude aprender na prática como realizar alguns testes, fiz a instalação do Eclipse, porém depois voltei para o VSCode e </text:span><text:soft-page-break/><text:span text:style-name="T16">tentei fazer, não deu certo e eu retornei para o Eclipse. Gostei bastante do curso e essa parte prática acredito ser a melhor para aprendizado.</text:span></text:p>
      <text:p text:style-name="P7"/>
      <text:p text:style-name="P7"/>
      <text:p text:style-name="P7"/>
      <text:p text:style-name="P7">2.<text:span text:style-name="T16">4</text:span> <text:span text:style-name="T12">Artigos</text:span>:</text:p>
      <text:p text:style-name="P13"><text:span text:style-name="T8"><text:tab/></text:span><text:span text:style-name="T10">Os a</text:span><text:span text:style-name="T9">rtigos vieram para somar o conteúdo já proposto, más o que eu achei mais interessante foi o artigo </text:span><text:span text:style-name="T10">Introdução aos Testes de Software,</text:span><text:span text:style-name="T9"> pois ele apresenta as informações de uma forma diferente do curso, </text:span><text:span text:style-name="T10">que complementam bastante os conhecimentos e conceitos já vistos anteriormente e deixando mais claro de como é o funcionamento do dia a dia, conectando com os conceitos a</text:span><text:span text:style-name="T9">mplia</text:span><text:span text:style-name="T10">ndo</text:span><text:span text:style-name="T9"> ainda mais os conhecimentos com uma visão diferente </text:span><text:span text:style-name="T10">e mais conectada</text:span><text:span text:style-name="T9">.</text:span></text:p>
      <text:p text:style-name="P4"/>
      <text:p text:style-name="P4"/>
      <text:p text:style-name="P4"/>
      <text:p text:style-name="P4">3. Conclusão:</text:p>
      <text:p text:style-name="P13"/>
      <text:p text:style-name="P13"><text:tab/><text:span text:style-name="T7">Com a realização dos cursos foi possível aprender sobre </text:span><text:span text:style-name="T11">como é o dia a dia de um profissional de QA, quais são as metodologias e ferramentas usadas, bem como um resumo geral dos conceitos dentro da área, como os tipos de testes, planos de teste, como fazer um bom julgamento da urgência de cada bug, foi muito interessante além de que pude aprender muitas coisas novas.</text:span><text:span text:style-name="T7">O certificado foi também encaminhado para o Tiago Gomes da Silva que está acompanhando o processo do TerraLab.</text:span></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9T13:10:29.763000000</meta:creation-date>
    <dc:date>2023-05-09T12:17:01.408000000</dc:date>
    <meta:editing-duration>PT39M26S</meta:editing-duration>
    <meta:editing-cycles>4</meta:editing-cycles>
    <meta:generator>LibreOffice/7.4.3.2$Windows_X86_64 LibreOffice_project/1048a8393ae2eeec98dff31b5c133c5f1d08b890</meta:generator>
    <meta:document-statistic meta:table-count="0" meta:image-count="0" meta:object-count="0" meta:page-count="2" meta:paragraph-count="24" meta:word-count="548" meta:character-count="3384" meta:non-whitespace-character-count="2852"/>
  </office:meta>
</office:document-meta>
</file>